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e0ccd" officeooo:paragraph-rsid="001e0cc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64b6" officeooo:paragraph-rsid="001f64b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1eab1" officeooo:paragraph-rsid="0021eab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2074c" officeooo:paragraph-rsid="0022074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2074c" officeooo:paragraph-rsid="0022074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553ac" officeooo:paragraph-rsid="002553a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6f681" officeooo:paragraph-rsid="0026f6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d18d4" officeooo:paragraph-rsid="002d18d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c053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c0537" officeooo:paragraph-rsid="001e0cc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553ac" officeooo:paragraph-rsid="002553a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18d4" officeooo:paragraph-rsid="002d18d4" style:font-weight-asian="bold" style:font-weight-complex="bold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4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9pt" fo:font-weight="normal" officeooo:rsid="0026f681" officeooo:paragraph-rsid="00288cb4" style:font-weight-asian="normal" style:font-weight-complex="normal"/>
    </style:style>
    <style:style style:name="P15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9pt" fo:font-weight="normal" officeooo:rsid="002d18d4" officeooo:paragraph-rsid="002d18d4" style:font-weight-asian="normal" style:font-weight-complex="normal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8" style:family="paragraph" style:parent-style-name="Preformatted_20_Text">
      <style:paragraph-properties fo:text-align="start" style:justify-single-word="false"/>
      <style:text-properties fo:color="#cc7832" style:font-name="DejaVu Sans Mono" fo:font-size="9pt" fo:font-weight="normal" officeooo:rsid="0022074c" officeooo:paragraph-rsid="0022074c" style:font-weight-asian="normal" style:font-weight-complex="normal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0" style:family="paragraph" style:parent-style-name="Standard">
      <style:paragraph-properties fo:text-align="start" style:justify-single-word="false"/>
      <style:text-properties fo:color="#cc7832" style:font-name="DejaVu Sans Mono" fo:font-size="9pt" fo:font-weight="normal" officeooo:rsid="002d18d4" officeooo:paragraph-rsid="002d18d4" style:font-weight-asian="normal" style:font-weight-complex="normal"/>
    </style:style>
    <style:style style:name="T1" style:family="text">
      <style:text-properties officeooo:rsid="001f64b6"/>
    </style:style>
    <style:style style:name="T2" style:family="text">
      <style:text-properties officeooo:rsid="00213c93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style:font-name="DejaVu Sans Mono" fo:font-size="9pt"/>
    </style:style>
    <style:style style:name="T6" style:family="text">
      <style:text-properties fo:color="#9876aa"/>
    </style:style>
    <style:style style:name="T7" style:family="text">
      <style:text-properties fo:color="#9876aa" style:font-name="DejaVu Sans Mono" fo:font-size="9pt"/>
    </style:style>
    <style:style style:name="T8" style:family="text">
      <style:text-properties fo:color="#9876aa" style:font-name="DejaVu Sans Mono" fo:font-size="9pt" fo:font-style="italic"/>
    </style:style>
    <style:style style:name="T9" style:family="text">
      <style:text-properties fo:color="#ffc66d"/>
    </style:style>
    <style:style style:name="T10" style:family="text">
      <style:text-properties fo:color="#ffc66d" style:font-name="DejaVu Sans Mono" fo:font-size="9pt"/>
    </style:style>
    <style:style style:name="T11" style:family="text">
      <style:text-properties fo:color="#bbb529"/>
    </style:style>
    <style:style style:name="T12" style:family="text">
      <style:text-properties fo:color="#bbb529" style:font-name="DejaVu Sans Mono" fo:font-size="9pt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6897bb"/>
    </style:style>
    <style:style style:name="T15" style:family="text">
      <style:text-properties fo:color="#6897bb" style:font-name="DejaVu Sans Mono" fo:font-size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ASHMAP</text:p>
      <text:p text:style-name="P10"/>
      <text:p text:style-name="P1">Hashtables consists of key/value pairs where the value can be retrieved using the key in constant time i.e. Big O(1); <text:span text:style-name="T1">A collection of key/value pairs is called a HASHMAP.</text:span></text:p>
      <text:p text:style-name="P1"/>
      <text:p text:style-name="P1">There are load factors that need to take account of. The load factor tells us WHEN to resize the array and we must allocate the space accordingly.</text:p>
      <text:p text:style-name="P1"/>
      <text:p text:style-name="P1">Load factor mustn’t be too low or it will leave too much space in the array.</text:p>
      <text:p text:style-name="P1">Load factor mustn’t be too high or it will cause higher number of collissions.</text:p>
      <text:p text:style-name="P1"/>
      <text:p text:style-name="P2">HASHMAP IMPLEMENTATION USING <text:span text:style-name="T2">ARRAY:-</text:span></text:p>
      <text:p text:style-name="P2"/>
      <text:p text:style-name="P3">Employee.java</text:p>
      <text:p text:style-name="P13"><text:span text:style-name="T3">public class </text:span>Employee {</text:p>
      <text:p text:style-name="P16"><text:s text:c="4"/><text:span text:style-name="T4">private </text:span><text:span text:style-name="T5">String </text:span><text:span text:style-name="T7">firstName</text:span><text:span text:style-name="T4">;</text:span></text:p>
      <text:p text:style-name="P16"><text:span text:style-name="T3"><text:s text:c="4"/></text:span><text:span text:style-name="T4">private </text:span><text:span text:style-name="T5">String </text:span><text:span text:style-name="T7">lastName</text:span><text:span text:style-name="T4">;</text:span></text:p>
      <text:p text:style-name="P16"><text:span text:style-name="T3"><text:s text:c="4"/></text:span><text:span text:style-name="T4">private int </text:span><text:span text:style-name="T7">ID</text:span><text:span text:style-name="T4">;</text:span></text:p>
      <text:p text:style-name="P17"><text:s text:c="4"/></text:p>
      <text:p text:style-name="P16"><text:span text:style-name="T3"><text:s text:c="4"/></text:span><text:span text:style-name="T4">public </text:span><text:span text:style-name="T10">Employee</text:span><text:span text:style-name="T5">(String firstName</text:span><text:span text:style-name="T4">, </text:span><text:span text:style-name="T5">String lastName</text:span><text:span text:style-name="T4">, int </text:span><text:span text:style-name="T5">id) {</text:span></text:p>
      <text:p text:style-name="P16"><text:s text:c="8"/><text:span text:style-name="T4">this</text:span><text:span text:style-name="T5">.</text:span><text:span text:style-name="T7">firstName </text:span><text:span text:style-name="T5">= firstName</text:span><text:span text:style-name="T4">;</text:span></text:p>
      <text:p text:style-name="P16"><text:span text:style-name="T3"><text:s text:c="8"/></text:span><text:span text:style-name="T4">this</text:span><text:span text:style-name="T5">.</text:span><text:span text:style-name="T7">lastName </text:span><text:span text:style-name="T5">= lastName</text:span><text:span text:style-name="T4">;</text:span></text:p>
      <text:p text:style-name="P16"><text:span text:style-name="T3"><text:s text:c="8"/></text:span><text:span text:style-name="T7">ID </text:span><text:span text:style-name="T5">= id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</text:span><text:span text:style-name="T5">String </text:span><text:span text:style-name="T10">getLastName</text:span><text:span text:style-name="T5">() {</text:span></text:p>
      <text:p text:style-name="P16"><text:s text:c="8"/><text:span text:style-name="T4">return </text:span><text:span text:style-name="T7">lastName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void </text:span><text:span text:style-name="T10">setLastName</text:span><text:span text:style-name="T5">(String lastName) {</text:span></text:p>
      <text:p text:style-name="P16"><text:s text:c="8"/><text:span text:style-name="T4">this</text:span><text:span text:style-name="T5">.</text:span><text:span text:style-name="T7">lastName </text:span><text:span text:style-name="T5">= lastName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</text:span><text:span text:style-name="T5">String </text:span><text:span text:style-name="T10">getFirstName</text:span><text:span text:style-name="T5">() {</text:span></text:p>
      <text:p text:style-name="P16"><text:s text:c="8"/><text:span text:style-name="T4">return </text:span><text:span text:style-name="T7">firstName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void </text:span><text:span text:style-name="T10">setFirstName</text:span><text:span text:style-name="T5">(String firstName) {</text:span></text:p>
      <text:p text:style-name="P16"><text:s text:c="8"/><text:span text:style-name="T4">this</text:span><text:span text:style-name="T5">.</text:span><text:span text:style-name="T7">firstName </text:span><text:span text:style-name="T5">= firstName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int </text:span><text:span text:style-name="T10">getID</text:span><text:span text:style-name="T5">() {</text:span></text:p>
      <text:p text:style-name="P16"><text:s text:c="8"/><text:span text:style-name="T4">return </text:span><text:span text:style-name="T7">ID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void </text:span><text:span text:style-name="T10">setID</text:span><text:span text:style-name="T5">(</text:span><text:span text:style-name="T4">int </text:span><text:span text:style-name="T5">ID) {</text:span></text:p>
      <text:p text:style-name="P16"><text:s text:c="8"/><text:span text:style-name="T4">this</text:span><text:span text:style-name="T5">.</text:span><text:span text:style-name="T7">ID </text:span><text:span text:style-name="T5">= ID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12">@Override</text:span></text:p>
      <text:p text:style-name="P16"><text:span text:style-name="T11"><text:s text:c="4"/></text:span><text:span text:style-name="T4">public </text:span><text:span text:style-name="T5">String </text:span><text:span text:style-name="T10">toString</text:span><text:span text:style-name="T5">()</text:span></text:p>
      <text:p text:style-name="P16"><text:s text:c="4"/><text:span text:style-name="T5">{</text:span></text:p>
      <text:p text:style-name="P16"><text:s text:c="8"/><text:span text:style-name="T4">return </text:span><text:span text:style-name="T7">ID</text:span><text:span text:style-name="T5">+</text:span><text:span text:style-name="T13">". "</text:span><text:span text:style-name="T5">+</text:span><text:span text:style-name="T7">firstName</text:span><text:span text:style-name="T5">+</text:span><text:span text:style-name="T13">" "</text:span><text:span text:style-name="T5">+</text:span><text:span text:style-name="T7">lastName</text:span><text:span text:style-name="T4">;</text:span></text:p>
      <text:p text:style-name="P16"><text:span text:style-name="T3"><text:s text:c="4"/></text:span><text:span text:style-name="T5">}</text:span></text:p>
      <text:p text:style-name="P19">}</text:p>
      <text:p text:style-name="P4">SimpleHashMap.java</text:p>
      <text:p text:style-name="P18"/>
      <text:p text:style-name="P13"><text:span text:style-name="T3">public class </text:span>SimpleHashTable {</text:p>
      <text:p text:style-name="P16"><text:s text:c="4"/><text:span text:style-name="T4">private <text:s/></text:span><text:span text:style-name="T5">Employee[] </text:span><text:span text:style-name="T7">hashtable</text:span><text:span text:style-name="T4">;</text:span></text:p>
      <text:p text:style-name="P16"><text:span text:style-name="T3"><text:s text:c="4"/></text:span><text:span text:style-name="T4">public </text:span><text:span text:style-name="T10">SimpleHashTable</text:span><text:span text:style-name="T5">()</text:span></text:p>
      <text:p text:style-name="P16"><text:s text:c="4"/><text:span text:style-name="T5">{</text:span></text:p>
      <text:p text:style-name="P16"><text:s text:c="8"/><text:span text:style-name="T7">hashtable</text:span><text:span text:style-name="T5">=</text:span><text:span text:style-name="T4">new </text:span><text:span text:style-name="T5">Employee[</text:span><text:span text:style-name="T15">10</text:span><text:span text:style-name="T5">]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rivate int </text:span><text:span text:style-name="T10">hashKey</text:span><text:span text:style-name="T5">(String key)</text:span></text:p>
      <text:p text:style-name="P16"><text:s text:c="4"/><text:span text:style-name="T5">{</text:span></text:p>
      <text:p text:style-name="P16"><text:s text:c="8"/><text:span text:style-name="T4">return </text:span><text:span text:style-name="T5">key.length() % </text:span><text:span text:style-name="T7">hashtable</text:span><text:span text:style-name="T5">.</text:span><text:span text:style-name="T7">length</text:span><text:span text:style-name="T4">;</text:span></text:p>
      <text:p text:style-name="P16"><text:soft-page-break/><text:span text:style-name="T3"><text:s text:c="4"/></text:span><text:span text:style-name="T5">}</text:span></text:p>
      <text:p text:style-name="P16"><text:s text:c="4"/><text:span text:style-name="T4">public void </text:span><text:span text:style-name="T10">put</text:span><text:span text:style-name="T5">(String key</text:span><text:span text:style-name="T4">,</text:span><text:span text:style-name="T5">Employee value)</text:span></text:p>
      <text:p text:style-name="P16"><text:s text:c="4"/><text:span text:style-name="T5">{</text:span></text:p>
      <text:p text:style-name="P16"><text:s text:c="8"/><text:span text:style-name="T4">int </text:span><text:span text:style-name="T5">hashKey = hashKey(key)</text:span><text:span text:style-name="T4">;</text:span></text:p>
      <text:p text:style-name="P16"><text:span text:style-name="T3"><text:s text:c="8"/></text:span><text:span text:style-name="T4">if</text:span><text:span text:style-name="T5">(</text:span><text:span text:style-name="T7">hashtable</text:span><text:span text:style-name="T5">[hashKey]!=</text:span><text:span text:style-name="T4">null</text:span><text:span text:style-name="T5">)</text:span></text:p>
      <text:p text:style-name="P16"><text:s text:c="12"/><text:span text:style-name="T5">System.</text:span><text:span text:style-name="T8">out</text:span><text:span text:style-name="T5">.println(</text:span><text:span text:style-name="T13">"Collision Detected for Employee "</text:span><text:span text:style-name="T5">+value.getFirstName()+</text:span><text:span text:style-name="T13">" at index: "</text:span><text:span text:style-name="T5">+hashKey)</text:span><text:span text:style-name="T4">;</text:span></text:p>
      <text:p text:style-name="P17"><text:s text:c="8"/><text:span text:style-name="T5">else</text:span></text:p>
      <text:p text:style-name="P16"><text:span text:style-name="T3"><text:s text:c="8"/></text:span><text:span text:style-name="T5">{</text:span></text:p>
      <text:p text:style-name="P16"><text:s text:c="12"/><text:span text:style-name="T7">hashtable</text:span><text:span text:style-name="T5">[hashKey]=value</text:span><text:span text:style-name="T4">;</text:span></text:p>
      <text:p text:style-name="P16"><text:span text:style-name="T3"><text:s text:c="8"/></text:span><text:span text:style-name="T5">}</text:span></text:p>
      <text:p text:style-name="P16"><text:s text:c="4"/><text:span text:style-name="T5">}</text:span></text:p>
      <text:p text:style-name="P16"><text:s text:c="4"/><text:span text:style-name="T4">public </text:span><text:span text:style-name="T5">Employee </text:span><text:span text:style-name="T10">get</text:span><text:span text:style-name="T5">(String key)</text:span></text:p>
      <text:p text:style-name="P16"><text:s text:c="4"/><text:span text:style-name="T5">{</text:span></text:p>
      <text:p text:style-name="P16"><text:s text:c="8"/><text:span text:style-name="T4">int </text:span><text:span text:style-name="T5">index=hashKey(key)</text:span><text:span text:style-name="T4">;</text:span></text:p>
      <text:p text:style-name="P16"><text:span text:style-name="T3"><text:s text:c="8"/></text:span><text:span text:style-name="T4">return </text:span><text:span text:style-name="T7">hashtable</text:span><text:span text:style-name="T5">[index]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public void </text:span><text:span text:style-name="T10">printHashTable</text:span><text:span text:style-name="T5">()</text:span></text:p>
      <text:p text:style-name="P16"><text:s text:c="4"/><text:span text:style-name="T5">{</text:span></text:p>
      <text:p text:style-name="P16"><text:s text:c="8"/><text:span text:style-name="T4">for</text:span><text:span text:style-name="T5">(</text:span><text:span text:style-name="T4">int </text:span><text:span text:style-name="T5">i=</text:span><text:span text:style-name="T15">0</text:span><text:span text:style-name="T4">;</text:span><text:span text:style-name="T5">i&lt;</text:span><text:span text:style-name="T7">hashtable</text:span><text:span text:style-name="T5">.</text:span><text:span text:style-name="T7">length</text:span><text:span text:style-name="T4">;</text:span><text:span text:style-name="T5">i++)</text:span></text:p>
      <text:p text:style-name="P16"><text:s text:c="8"/><text:span text:style-name="T5">{</text:span></text:p>
      <text:p text:style-name="P16"><text:s text:c="12"/><text:span text:style-name="T4">if</text:span><text:span text:style-name="T5">(</text:span><text:span text:style-name="T7">hashtable</text:span><text:span text:style-name="T5">[i]!=</text:span><text:span text:style-name="T4">null</text:span><text:span text:style-name="T5">)</text:span></text:p>
      <text:p text:style-name="P16"><text:s text:c="12"/><text:span text:style-name="T5">{</text:span></text:p>
      <text:p text:style-name="P16"><text:s text:c="16"/><text:span text:style-name="T5">System.</text:span><text:span text:style-name="T8">out</text:span><text:span text:style-name="T5">.println(</text:span><text:span text:style-name="T7">hashtable</text:span><text:span text:style-name="T5">[i])</text:span><text:span text:style-name="T4">;</text:span></text:p>
      <text:p text:style-name="P16"><text:span text:style-name="T3"><text:s text:c="12"/></text:span><text:span text:style-name="T5">}</text:span></text:p>
      <text:p text:style-name="P16"><text:s text:c="8"/><text:span text:style-name="T5">}</text:span></text:p>
      <text:p text:style-name="P16"><text:s text:c="4"/><text:span text:style-name="T5">}</text:span></text:p>
      <text:p text:style-name="P19">}</text:p>
      <text:p text:style-name="P5"><text:tab/><text:tab/>The function hashKey is the HASHING FUNCTION that finds the suitable key for the value.</text:p>
      <text:p text:style-name="P4"/>
      <text:p text:style-name="P11">HASHTABLE COLLISSION HANDLING STRATEGIES:-</text:p>
      <text:p text:style-name="P6"/>
      <text:p text:style-name="P7">-&gt;Linear probing: where u keep on iterating next until u find a null spot.</text:p>
      <text:p text:style-name="P7"/>
      <text:p text:style-name="P14"><text:span text:style-name="T3">public void </text:span><text:span text:style-name="T9">put</text:span>(String key<text:span text:style-name="T3">,</text:span>Employee value)</text:p>
      <text:p text:style-name="P13">{</text:p>
      <text:p text:style-name="P16"><text:s text:c="4"/><text:span text:style-name="T4">int </text:span><text:span text:style-name="T5">hashKey = hashKey(key)</text:span><text:span text:style-name="T4">;</text:span></text:p>
      <text:p text:style-name="P16"><text:span text:style-name="T3"><text:s text:c="4"/></text:span><text:span text:style-name="T4">int </text:span><text:span text:style-name="T5">stopIndex = hashKey</text:span><text:span text:style-name="T4">;</text:span></text:p>
      <text:p text:style-name="P16"><text:span text:style-name="T3"><text:s text:c="4"/></text:span><text:span text:style-name="T4">if</text:span><text:span text:style-name="T5">(occupied(key)){</text:span></text:p>
      <text:p text:style-name="P16"><text:s text:c="8"/><text:span text:style-name="T4">if</text:span><text:span text:style-name="T5">(stopIndex==</text:span><text:span text:style-name="T7">hashtable</text:span><text:span text:style-name="T5">.</text:span><text:span text:style-name="T7">length</text:span><text:span text:style-name="T5">-</text:span><text:span text:style-name="T15">1</text:span><text:span text:style-name="T5">)</text:span></text:p>
      <text:p text:style-name="P16"><text:s text:c="8"/><text:span text:style-name="T5">{</text:span></text:p>
      <text:p text:style-name="P16"><text:s text:c="12"/><text:span text:style-name="T5">hashKey=</text:span><text:span text:style-name="T15">0</text:span><text:span text:style-name="T4">;</text:span></text:p>
      <text:p text:style-name="P16"><text:span text:style-name="T3"><text:s text:c="8"/></text:span><text:span text:style-name="T5">}</text:span><text:span text:style-name="T4">else</text:span></text:p>
      <text:p text:style-name="P16"><text:span text:style-name="T3"><text:s text:c="8"/></text:span><text:span text:style-name="T5">{</text:span></text:p>
      <text:p text:style-name="P16"><text:s text:c="12"/><text:span text:style-name="T5">hashKey++</text:span><text:span text:style-name="T4">;</text:span></text:p>
      <text:p text:style-name="P16"><text:span text:style-name="T3"><text:s text:c="8"/></text:span><text:span text:style-name="T5">}</text:span></text:p>
      <text:p text:style-name="P16"><text:s text:c="4"/><text:span text:style-name="T5">}</text:span></text:p>
      <text:p text:style-name="P16"><text:s text:c="4"/><text:span text:style-name="T4">while</text:span><text:span text:style-name="T5">(</text:span><text:span text:style-name="T7">hashtable</text:span><text:span text:style-name="T5">[hashKey]!=</text:span><text:span text:style-name="T4">null </text:span><text:span text:style-name="T5">&amp;&amp; hashKey!=stopIndex)</text:span></text:p>
      <text:p text:style-name="P16"><text:s text:c="4"/><text:span text:style-name="T5">{</text:span></text:p>
      <text:p text:style-name="P16"><text:s text:c="8"/><text:span text:style-name="T5">hashKey = (hashKey+</text:span><text:span text:style-name="T15">1</text:span><text:span text:style-name="T5">) % </text:span><text:span text:style-name="T7">hashtable</text:span><text:span text:style-name="T5">.</text:span><text:span text:style-name="T7">length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if</text:span><text:span text:style-name="T5">(</text:span><text:span text:style-name="T7">hashtable</text:span><text:span text:style-name="T5">[hashKey]!=</text:span><text:span text:style-name="T4">null</text:span><text:span text:style-name="T5">) {</text:span></text:p>
      <text:p text:style-name="P16"><text:s text:c="8"/><text:span text:style-name="T5">System.</text:span><text:span text:style-name="T8">out</text:span><text:span text:style-name="T5">.println(</text:span><text:span text:style-name="T13">"Collision Detected for Employee " </text:span><text:span text:style-name="T5">+ value.getFirstName() + </text:span><text:span text:style-name="T13">" at index: " </text:span><text:span text:style-name="T5">+ hashKey)</text:span><text:span text:style-name="T4">;</text:span></text:p>
      <text:p text:style-name="P16"><text:span text:style-name="T3"><text:s text:c="4"/></text:span><text:span text:style-name="T5">}</text:span></text:p>
      <text:p text:style-name="P16"><text:s text:c="4"/><text:span text:style-name="T4">else</text:span></text:p>
      <text:p text:style-name="P16"><text:span text:style-name="T3"><text:s text:c="4"/></text:span><text:span text:style-name="T5">{</text:span></text:p>
      <text:p text:style-name="P16"><text:s text:c="8"/><text:span text:style-name="T7">hashtable</text:span><text:span text:style-name="T5">[hashKey]=</text:span><text:span text:style-name="T4">new </text:span><text:span text:style-name="T5">StoredEmployee(key</text:span><text:span text:style-name="T4">,</text:span><text:span text:style-name="T5">value)</text:span><text:span text:style-name="T4">;</text:span></text:p>
      <text:p text:style-name="P16"><text:span text:style-name="T3"><text:s text:c="4"/></text:span><text:span text:style-name="T5">}</text:span></text:p>
      <text:p text:style-name="P19">}</text:p>
      <text:p text:style-name="P12"><text:soft-page-break/>REHASHING:-</text:p>
      <text:p text:style-name="P20"/>
      <text:p text:style-name="P15"><text:span text:style-name="T6">Employee obj = hashtable[hashedKey].employee</text:span><text:span text:style-name="T3">;</text:span></text:p>
      <text:p text:style-name="P13"><text:span text:style-name="T6">hashtable</text:span>[hashedKey]=<text:span text:style-name="T3">null;</text:span></text:p>
      <text:p text:style-name="P13">StoredEmployee oldHashtable[]=<text:span text:style-name="T6">hashtable</text:span><text:span text:style-name="T3">;</text:span></text:p>
      <text:p text:style-name="P13"><text:span text:style-name="T6">hashtable </text:span>= <text:span text:style-name="T3">new </text:span>StoredEmployee[oldHashtable.<text:span text:style-name="T6">length</text:span>]<text:span text:style-name="T3">;</text:span></text:p>
      <text:p text:style-name="P13"><text:span text:style-name="T3">for</text:span>(<text:span text:style-name="T3">int </text:span>i=<text:span text:style-name="T14">0</text:span><text:span text:style-name="T3">;</text:span>i&lt;oldHashtable.<text:span text:style-name="T6">length</text:span><text:span text:style-name="T3">;</text:span>i++)</text:p>
      <text:p text:style-name="P13">{</text:p>
      <text:p text:style-name="P16"><text:s text:c="4"/><text:span text:style-name="T4">if</text:span><text:span text:style-name="T5">(oldHashtable[i]!=</text:span><text:span text:style-name="T4">null</text:span><text:span text:style-name="T5">)</text:span></text:p>
      <text:p text:style-name="P16"><text:s text:c="4"/><text:span text:style-name="T5">{</text:span></text:p>
      <text:p text:style-name="P16"><text:s text:c="8"/><text:span text:style-name="T5">put(oldHashtable[i].</text:span><text:span text:style-name="T7">key</text:span><text:span text:style-name="T4">,</text:span><text:span text:style-name="T5">oldHashtable[i].</text:span><text:span text:style-name="T7">employee</text:span><text:span text:style-name="T5">)</text:span><text:span text:style-name="T4">;</text:span></text:p>
      <text:p text:style-name="P16"><text:span text:style-name="T3"><text:s text:c="4"/></text:span><text:span text:style-name="T5">}</text:span></text:p>
      <text:p text:style-name="P19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36:53.958327764</meta:creation-date>
    <meta:generator>LibreOffice/6.0.7.3$Linux_X86_64 LibreOffice_project/00m0$Build-3</meta:generator>
    <dc:date>2019-11-10T17:51:59.853272928</dc:date>
    <meta:editing-duration>PT4H9M10S</meta:editing-duration>
    <meta:editing-cycles>14</meta:editing-cycles>
    <meta:document-statistic meta:table-count="0" meta:image-count="0" meta:object-count="0" meta:page-count="3" meta:paragraph-count="118" meta:word-count="363" meta:character-count="3267" meta:non-whitespace-character-count="2458"/>
  </office:meta>
</office:document-meta>
</file>